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b55d9" officeooo:paragraph-rsid="000b55d9"/>
    </style:style>
    <style:style style:name="P2" style:family="paragraph" style:parent-style-name="Standard" style:list-style-name="L1">
      <style:text-properties officeooo:rsid="000b55d9" officeooo:paragraph-rsid="0014ef7f"/>
    </style:style>
    <style:style style:name="P3" style:family="paragraph" style:parent-style-name="Standard" style:list-style-name="L1">
      <style:text-properties officeooo:rsid="000b55d9" officeooo:paragraph-rsid="00171319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paragraph-rsid="000b55d9"/>
    </style:style>
    <style:style style:name="P6" style:family="paragraph" style:parent-style-name="Standard" style:list-style-name="L1">
      <style:text-properties officeooo:paragraph-rsid="0010b69f"/>
    </style:style>
    <style:style style:name="P7" style:family="paragraph" style:parent-style-name="Standard" style:list-style-name="L1">
      <style:text-properties officeooo:paragraph-rsid="0014ef7f"/>
    </style:style>
    <style:style style:name="P8" style:family="paragraph" style:parent-style-name="Standard" style:list-style-name="L1">
      <style:text-properties officeooo:paragraph-rsid="00171319"/>
    </style:style>
    <style:style style:name="P9" style:family="paragraph" style:parent-style-name="Standard" style:list-style-name="L1">
      <style:text-properties officeooo:paragraph-rsid="001828c3"/>
    </style:style>
    <style:style style:name="P10" style:family="paragraph" style:parent-style-name="Standard" style:list-style-name="L1">
      <style:text-properties officeooo:paragraph-rsid="001a11fa"/>
    </style:style>
    <style:style style:name="P11" style:family="paragraph" style:parent-style-name="Standard" style:list-style-name="L1">
      <style:text-properties officeooo:rsid="000dee88" officeooo:paragraph-rsid="000dee88"/>
    </style:style>
    <style:style style:name="P12" style:family="paragraph" style:parent-style-name="Standard" style:list-style-name="L1">
      <style:text-properties officeooo:rsid="00155cf1" officeooo:paragraph-rsid="00155cf1"/>
    </style:style>
    <style:style style:name="P13" style:family="paragraph" style:parent-style-name="Standard" style:list-style-name="L1">
      <style:text-properties officeooo:rsid="00171319" officeooo:paragraph-rsid="00171319"/>
    </style:style>
    <style:style style:name="T1" style:family="text">
      <style:text-properties officeooo:rsid="00075d7d"/>
    </style:style>
    <style:style style:name="T2" style:family="text">
      <style:text-properties officeooo:rsid="00099b93"/>
    </style:style>
    <style:style style:name="T3" style:family="text">
      <style:text-properties officeooo:rsid="000b55d9"/>
    </style:style>
    <style:style style:name="T4" style:family="text">
      <style:text-properties style:font-name="Liberation Mono" officeooo:rsid="000b55d9"/>
    </style:style>
    <style:style style:name="T5" style:family="text">
      <style:text-properties style:font-name="Liberation Serif" officeooo:rsid="000b55d9"/>
    </style:style>
    <style:style style:name="T6" style:family="text">
      <style:text-properties officeooo:rsid="000c7c74"/>
    </style:style>
    <style:style style:name="T7" style:family="text">
      <style:text-properties officeooo:rsid="000dee88"/>
    </style:style>
    <style:style style:name="T8" style:family="text">
      <style:text-properties fo:font-style="italic" fo:font-weight="normal" officeooo:rsid="000dee88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officeooo:rsid="000ea09a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dee88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0b69f" style:font-style-asian="normal" style:font-weight-asian="normal" style:font-style-complex="normal" style:font-weight-complex="normal"/>
    </style:style>
    <style:style style:name="T12" style:family="text">
      <style:text-properties officeooo:rsid="000ebe63"/>
    </style:style>
    <style:style style:name="T13" style:family="text">
      <style:text-properties officeooo:rsid="0010b69f"/>
    </style:style>
    <style:style style:name="T14" style:family="text">
      <style:text-properties officeooo:rsid="00171319"/>
    </style:style>
    <style:style style:name="T15" style:family="text">
      <style:text-properties officeooo:rsid="00182f5d"/>
    </style:style>
    <style:style style:name="T16" style:family="text">
      <style:text-properties officeooo:rsid="001a11fa"/>
    </style:style>
    <style:style style:name="T17" style:family="text">
      <style:text-properties officeooo:rsid="001b116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835934" text:style-name="L1">
        <text:list-item>
          <text:p text:style-name="P4">Introduction</text:p>
          <text:list>
            <text:list-item>
              <text:p text:style-name="P4">Purpose</text:p>
              <text:list>
                <text:list-header>
                  <text:p text:style-name="P4"><text:span text:style-name="T1">Pengaelic Bot is an automated user (“bot”) for the chat platform “Discord”, </text:span><text:span text:style-name="T2">it has numerous features of varying importance, utility, and amusement, </text:span>each of which can be accessed with “commands”<text:span text:style-name="T2">.</text:span></text:p>
                </text:list-header>
              </text:list>
            </text:list-item>
            <text:list-item>
              <text:p text:style-name="P4">Intended Audience</text:p>
              <text:list>
                <text:list-header>
                  <text:p text:style-name="P9">This bot is intended to be used by <text:span text:style-name="T3">everyday</text:span> Discord users.</text:p>
                </text:list-header>
              </text:list>
            </text:list-item>
            <text:list-item>
              <text:p text:style-name="P4">Intended Use</text:p>
              <text:list>
                <text:list-header>
                  <text:p text:style-name="P4">Each command has its own purpose, so there isn’t really one general intended use.</text:p>
                </text:list-header>
              </text:list>
            </text:list-item>
            <text:list-item>
              <text:p text:style-name="P4">Scope</text:p>
              <text:list>
                <text:list-header>
                  <text:p text:style-name="P10"><text:span text:style-name="T16">Pengaelic Bot was originally created as a side project to learn how bots work, and it has grown to become a bot with features that I haven’t seen in other bots, as well as a sort of spiritual successor to the now-unsupported bot “Kwako”, created by an old friend.</text:span></text:p>
                </text:list-header>
              </text:list>
            </text:list-item>
            <text:list-item>
              <text:p text:style-name="P4">Definitions and Acronyms</text:p>
              <text:list>
                <text:list-item>
                  <text:p text:style-name="P4">“bot” – Refers to Pengaelic Bot or other Discord bots <text:span text:style-name="T12">created</text:span> by other people, such as MEE6 or Carl-bot</text:p>
                </text:list-item>
                <text:list-item>
                  <text:p text:style-name="P4"><text:span text:style-name="T3">“command” – Refers to a string of text with a certain prefix (usually </text:span><text:span text:style-name="T4">p!</text:span><text:span text:style-name="T5"> in this case</text:span><text:span text:style-name="T3">) that the bot will parse to perform an action.</text:span></text:p>
                </text:list-item>
                <text:list-item>
                  <text:p text:style-name="P4">“<text:span text:style-name="T6">server” – A feature of Discord, essentially a group chat taken to the next level with multiple text and voice channels.</text:span></text:p>
                </text:list-item>
                <text:list-item>
                  <text:p text:style-name="P4">“<text:span text:style-name="T7">host” – A user who can manage the bot and execute the files on their computer.</text:span></text:p>
                </text:list-item>
              </text:list>
            </text:list-item>
          </text:list>
        </text:list-item>
        <text:list-item>
          <text:p text:style-name="P4">Overall <text:span text:style-name="T3">Description</text:span></text:p>
          <text:list>
            <text:list-item>
              <text:p text:style-name="P1">User Needs</text:p>
              <text:list>
                <text:list-item>
                  <text:p text:style-name="P1">To use this bot, the user needs a <text:span text:style-name="T7">functional </text:span>Discord account, and a Discord server for it to be used in.</text:p>
                </text:list-item>
                <text:list-item>
                  <text:p text:style-name="P11">To run this bot, the host needs Linux<text:span text:style-name="T13"> </text:span>(elaborated on in section 3.3).</text:p>
                </text:list-item>
              </text:list>
            </text:list-item>
            <text:list-item>
              <text:p text:style-name="P1">Assumptions and Dependencies</text:p>
              <text:list>
                <text:list-item>
                  <text:p text:style-name="P1">We are assuming that the user is already familiar with bots.</text:p>
                </text:list-item>
                <text:list-item>
                  <text:p text:style-name="P12">We are assuming that the host is already familiar with the Bash terminal.</text:p>
                </text:list-item>
              </text:list>
            </text:list-item>
          </text:list>
        </text:list-item>
        <text:list-item>
          <text:p text:style-name="P1">System Features and Requirements</text:p>
          <text:list>
            <text:list-item>
              <text:p text:style-name="P5"><text:span text:style-name="T3">Functional Requirements</text:span></text:p>
              <text:list>
                <text:list-header>
                  <text:p text:style-name="P10"><text:span text:style-name="T14">As of now, there are many features, and it w</text:span><text:span text:style-name="T16">ould</text:span><text:span text:style-name="T14"> take too long to list them all. </text:span><text:span text:style-name="T16">Planned features for the future are as follows...</text:span></text:p>
                </text:list-header>
                <text:list-item>
                  <text:p text:style-name="P13">Meme templates to be filled out with commands</text:p>
                </text:list-item>
                <text:list-item>
                  <text:p text:style-name="P13">Fully-functional profile system</text:p>
                </text:list-item>
                <text:list-item>
                  <text:p text:style-name="P8"><text:span text:style-name="T14">Birthday notifier</text:span></text:p>
                </text:list-item>
                <text:list-item>
                  <text:p text:style-name="P13">Suggestion ID and approval system</text:p>
                </text:list-item>
                <text:list-item>
                  <text:p text:style-name="P13">Warning system for moderation</text:p>
                </text:list-item>
                <text:list-item>
                  <text:p text:style-name="P13">“Starboard”/“Pinboard” system for saving messages <text:span text:style-name="T17">as a form of archival</text:span></text:p>
                </text:list-item>
                <text:list-item>
                  <text:p text:style-name="P13">“Reaction Roles” system (may use Discord’s “Buttons” API instead)</text:p>
                </text:list-item>
                <text:list-item>
                  <text:p text:style-name="P13">Music player for voice channels</text:p>
                </text:list-item>
                <text:list-item>
                  <text:p text:style-name="P13">Soundboard for voice channels</text:p>
                </text:list-item>
                <text:list-item>
                  <text:p text:style-name="P8"><text:span text:style-name="T14">XP (experience points) system based on messages sent in the server, with rewards being given in the form of special server roles at administrator-defined XP milestones.</text:span></text:p>
                  <text:p text:style-name="P8"/>
                  <text:p text:style-name="P10"><text:span text:style-name="T15">(it is likely that </text:span><text:span text:style-name="T16">only a couple </text:span><text:span text:style-name="T15">of these will be </text:span><text:span text:style-name="T16">complete </text:span><text:span text:style-name="T15">within the next </text:span><text:span text:style-name="T16">10 weeks</text:span><text:span text:style-name="T15">)</text:span></text:p>
                </text:list-item>
              </text:list>
            </text:list-item>
            <text:list-item>
              <text:p text:style-name="P6"><text:span text:style-name="T3">System Features</text:span></text:p>
            </text:list-item>
            <text:list-item>
              <text:p text:style-name="P2">Nonfunctional Requirements</text:p>
              <text:list>
                <text:list-item>
                  <text:p text:style-name="P7"><text:span text:style-name="T7">To run</text:span><text:span text:style-name="T8"> </text:span><text:span text:style-name="T10">Pengaelic Bot on their machine, a developer/host will </text:span><text:span text:style-name="T9">need…</text:span></text:p>
                  <text:list>
                    <text:list-item>
                      <text:p text:style-name="P7"><text:soft-page-break/><text:span text:style-name="T9">A</text:span><text:span text:style-name="T10"> deb-based Linux distribution </text:span><text:span text:style-name="T11">as an operating system or WSL</text:span><text:span text:style-name="T9">*</text:span></text:p>
                    </text:list-item>
                    <text:list-item>
                      <text:p text:style-name="P7"><text:span text:style-name="T10">Python 3.9 or newer</text:span></text:p>
                    </text:list-item>
                  </text:list>
                </text:list-item>
                <text:list-item>
                  <text:p text:style-name="P3"><text:span text:style-name="T10">The bot will prompt the host to install missing APT package dependencies, and automatically install missing Pip package dependencies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ux Penguin</meta:initial-creator>
    <meta:creation-date>2022-04-06T13:16:00.681444048</meta:creation-date>
    <meta:generator>LibreOffice/6.4.7.2$Linux_X86_64 LibreOffice_project/40$Build-2</meta:generator>
    <dc:date>2022-04-07T08:31:52.076021850</dc:date>
    <dc:creator>Tux Penguin</dc:creator>
    <meta:editing-duration>PT4H45M33S</meta:editing-duration>
    <meta:editing-cycles>20</meta:editing-cycles>
    <meta:document-statistic meta:table-count="0" meta:image-count="0" meta:object-count="0" meta:page-count="2" meta:paragraph-count="41" meta:word-count="464" meta:character-count="2649" meta:non-whitespace-character-count="2257"/>
  </office:meta>
</office:document-meta>
</file>